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7:43:57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7163859753386">
                <text:p>2.77163859753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7163859753386">
                <text:p>2.7716385975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14805029709527">
                <text:p>1.14805029709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67381906146713E-016">
                <text:p>3.6738190614671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14805029709527">
                <text:p>-1.14805029709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